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pitch="variable"/>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variant="small-caps" style:font-name="Cambria" fo:font-size="18pt" fo:letter-spacing="0.0209in" fo:text-shadow="1pt 1pt" fo:font-weight="bold" style:font-size-asian="18pt" style:font-weight-asian="bold" style:font-name-complex="Tahoma" style:font-size-complex="18pt"/>
    </style:style>
    <style:style style:name="P2" style:family="paragraph" style:parent-style-name="Standard">
      <style:text-properties fo:font-variant="small-caps" style:font-name="Cambria" fo:font-size="11pt" fo:letter-spacing="0.0209in" fo:text-shadow="1pt 1pt" fo:font-weight="bold" style:font-size-asian="11pt" style:font-weight-asian="bold" style:font-name-complex="Tahoma" style:font-size-complex="11pt"/>
    </style:style>
    <style:style style:name="P3" style:family="paragraph" style:parent-style-name="Standard">
      <style:text-properties style:font-name="Cambria" fo:font-size="11pt" style:font-size-asian="11pt" style:font-name-complex="Tahoma" style:font-size-complex="11pt"/>
    </style:style>
    <style:style style:name="P4" style:family="paragraph" style:parent-style-name="Standard">
      <style:paragraph-properties fo:margin-left="0.1299in" fo:margin-right="0in"/>
      <style:text-properties style:font-name="Cambria" fo:font-size="11pt" style:font-size-asian="11pt" style:font-name-complex="Tahoma" style:font-size-complex="11pt"/>
    </style:style>
    <style:style style:name="P5" style:family="paragraph" style:parent-style-name="Standard">
      <style:text-properties style:font-name="Cambria" fo:font-size="11pt" officeooo:rsid="001e58b8" officeooo:paragraph-rsid="001e58b8" style:font-size-asian="11pt" style:font-name-complex="Tahoma" style:font-size-complex="11pt"/>
    </style:style>
    <style:style style:name="T1" style:family="text">
      <style:text-properties style:font-name="Cambria" fo:font-size="11pt" style:font-size-asian="11pt" style:font-name-complex="Tahoma" style:font-size-complex="11pt"/>
    </style:style>
    <style:style style:name="T2" style:family="text">
      <style:text-properties style:font-name="Cambria" fo:font-size="11pt" fo:font-weight="bold" style:font-size-asian="11pt" style:font-weight-asian="bold" style:font-name-complex="Tahoma" style:font-size-complex="11pt"/>
    </style:style>
    <style:style style:name="T3" style:family="text">
      <style:text-properties officeooo:rsid="001fe6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o Analítico</text:p>
      <text:p text:style-name="P2"/>
      <text:p text:style-name="P3">Nome do aluno:</text:p>
      <text:p text:style-name="P3">Referência de cada fonte analisada:</text:p>
      <text:p text:style-name="P4">https://www.tutorialspoint.com/cprogramming/c_memory_management.htm</text:p>
      <text:p text:style-name="P4"/>
      <text:p text:style-name="P3">Descrição da obra:</text:p>
      <text:p text:style-name="P3"><text:tab/>Os ponteiros na linguagem C representam um dos conceitos mais fundamentais e poderosos, mas também um dos mais desafiadores para muitos programadores. Eles permitem o controle direto sobre a memória, o que possibilita a criação de programas eficientes e flexíveis, mas também introduz riscos significativos se não forem utilizados corretamente. Este resumo analítico explora as funções, características e consequências do uso de ponteiros em C, com base nos princípios gerais documentados em fontes especializadas.</text:p>
      <text:p text:style-name="P3"/>
      <text:p text:style-name="P3"><text:tab/>A alocação de memória em C é um mecanismo fundamental que permite o gerenciamento dinâmico de recursos durante a execução de um programa. Diferente de linguagens com coleta automática de lixo, C exige que o programador assuma controle direto sobre a aquisição e liberação de memória, o que oferece flexibilidade, mas também introduz responsabilidades críticas. Esse processo ocorre principalmente no heap, uma região de memória que possibilita alocações sob demanda, em contraste com o stack, onde variáveis locais são gerenciadas automaticamente.</text:p>
      <text:p text:style-name="P3"/>
      <text:p text:style-name="P3"><text:tab/>As funções básicas para alocação dinâmica incluem malloc, calloc, realloc e free. A função malloc (memory allocation) reserva um bloco de memória de tamanho especificado, porém não inicializa o conteúdo, o que significa que a memória pode conter valores residuais. Em comparação, calloc (contiguous allocation) aloca memória para um array de elementos, inicializando todos os bytes com zero, garantindo assim um estado previsível. Já realloc (reallocation) permite redimensionar um bloco de memória previamente alocado, seja para expandir ou reduzir seu tamanho. Durante esse processo, os dados existentes podem ser preservados, mas a função pode mover o bloco para uma nova região se necessário, invalidando ponteiros antigos.</text:p>
      <text:p text:style-name="P3"/>
      <text:p text:style-name="P3"><text:tab/>A liberação de memória é realizada através da função free, que devolve o bloco alocado ao sistema. O não uso dessa função resulta em vazamentos de memória, onde recursos não liberados acumulam-se gradualmente, podendo degradar o desempenho ou até mesmo esgotar a memória disponível. Além disso, o acesso a memória já liberada ou além dos limites alocados pode levar a corrupção de memória, comportamentos indefinidos ou falhas seguras.</text:p>
      <text:p text:style-name="P3"/>
      <text:p text:style-name="P3"><text:tab/>Consequências adversas também incluem a fragmentação do heap, onde a alocação e liberação descontínua de blocos de tamanhos variados cria espaços não utilizados, mas insuficientes para alocações futuras. Outro risco é o uso de ponteiros dangling, que referenciam regiões de memória inválidas ou realocadas.</text:p>
      <text:p text:style-name="P3"><text:soft-page-break/></text:p>
      <text:p text:style-name="P3"><text:tab/>Portanto, o gerenciamento de memória em C demanda rigor e disciplina. Práticas como verificar o retorno das funções (para evitar uso de ponteiros nulos), liberar sempre a memória não utilizada e evitar operações inseguras com ponteiros são essenciais para garantir eficiência e estabilidade. Esse controle manual, though propenso a erros, é o preço pela eficiência e baixo overhead que caracterizam a linguagem C.</text:p>
      <text:p text:style-name="P3"/>
      <text:p text:style-name="Standard"><text:span text:style-name="T1">Comentários do aluno (uma opinião crítica sobre as fontes consultadas, relacionando-as – </text:span><text:span text:style-name="T2">obrigatório no mínimo 5 linhas</text:span><text:span text:style-name="T1">):</text:span></text:p>
      <text:p text:style-name="P3"/>
      <text:p text:style-name="P3"/>
      <text:p text:style-name="P5">Alocação de memória e ponteiros são recursos indispensáveis na linguagem C, porém elas vem com alguns riscos como vazamento de memória multiplos ponteiros mudando uma váriavel. <text:span text:style-name="T3">Os ponteiros possibilitam muitas estrutras de segurança e organização de código mas podem quebra-lo também é igual a frase do tio Ben do homem aranha com grandes poderes vem grandes responsabilidades.</text:span></text:p>
      <text:p text:style-name="P3"/>
      <text:p text:style-name="P3"/>
      <text:p text:style-name="P3"/>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pitch="variable"/>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Arial Unicode MS" style:font-family-complex="'Arial Unicode M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ítulo1"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Leg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Índice" style:family="paragraph" style:parent-style-name="Standard">
      <style:paragraph-properties text:number-lines="false" text:line-number="0"/>
      <style:text-properties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onte_20_parág._20_padrão" style:display-name="Fonte parág. padrão" style:family="text"/>
    <style:style style:name="Fonte_20_parág._20_padrão1" style:display-name="Fonte parág. padrão1"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Cambria" fo:font-size="10pt" style:font-size-asian="10pt" style:font-name-complex="Tahoma" style:font-size-complex="10pt"/>
    </style:style>
    <style:style style:name="MT1" style:family="text">
      <style:text-properties style:font-name="Cambria" fo:font-size="10pt" style:font-size-asian="10pt" style:font-name-complex="Tahoma" style:font-size-complex="10pt"/>
    </style:style>
    <style:page-layout style:name="Mpm1">
      <style:page-layout-properties fo:page-width="8.2681in" fo:page-height="11.6929in" style:num-format="1" style:print-orientation="portrait" fo:margin-top="1.1811in" fo:margin-bottom="0.4925in" fo:margin-left="0.9846in" fo:margin-right="0.9846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style style:name="Mdp1" style:family="drawing-page">
      <style:drawing-page-properties draw:fill="solid" draw:fill-color="#ffffff" draw:opacity="0%"/>
    </style:style>
  </office:automatic-styles>
  <office:master-styles>
    <style:master-page style:name="Standard" style:page-layout-name="Mpm1" draw:style-name="Mdp1">
      <style:footer>
        <text:p text:style-name="MP1">Prof. Marcus Vinicius Maltempi</text:p>
        <text:p text:style-name="Footer"><text:span text:style-name="MT1">Algoritmos e Técnicas de Programação II – Noturno, 2º Sem/2025</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RELATÓRIO-AVALIAÇÃO</dc:title>
    <dc:subject/>
    <meta:keyword/>
    <meta:initial-creator>Marcus Vinicius Maltempi</meta:initial-creator>
    <meta:creation-date>2024-08-01T12:12:00</meta:creation-date>
    <dc:date>2025-08-25T18:14:22.457717409</dc:date>
    <meta:editing-cycles>4</meta:editing-cycles>
    <meta:editing-duration>PT6M18S</meta:editing-duration>
    <meta:document-statistic meta:table-count="0" meta:image-count="0" meta:object-count="0" meta:page-count="2" meta:paragraph-count="15" meta:word-count="536" meta:character-count="3688" meta:non-whitespace-character-count="3159"/>
    <meta:generator>LibreOffice/25.2.4.3$Linux_X86_64 LibreOffice_project/520$Build-3</meta:generator>
  </office:meta>
</office:document-meta>
</file>